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Herod, Antipater, Salome Pheroras</text:p>
      <text:p text:style-name="P5">Additional Places mentioned: Rome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 Lecture/</text:p>
      <text:p text:style-name="P2">24th/</text:p>
      <text:p text:style-name="P2"/>
      <text:p text:style-name="P3">[Page 1]</text:p>
      <text:p text:style-name="P3">Several weeks ago in looking back to the state of our/ forefathers in Judea, we saw Herod their King in high/ spirits. <text:s/>The rebuilding of the Temple had been finished/ with a magnificence surpassing even that of Solomon's./ <text:s/>Herod thought that the dazzling splendor of such an edifice de-/-dicated to Israel's God, had blinded our people to the/ unpardonable <text:span text:style-name="T2">faults</text:span><text:span text:style-name="T5"> vice of his character; that the ineffaceable/ crimes he had committed against the house of the/ Asmoneans, had been washed away by the blood of/ burnt-offerings. <text:s/>In that hope, he left for Rome,/ where his two sons Alexander and </text:span><text:span text:style-name="T2">Aristobulus</text:span><text:span text:style-name="T5"> Aristobulus were being/ educated, and brought the youths along to Jerusalem./ <text:s/>The reception which those children of the unhappy/ Marianne met was an outburst of popular affection./ <text:s/>Their father noticed the welcome, but did not appear/ jealous; his sister Salome noted it down, but with/ a pen dipped in gall. <text:s/>That </text:span><text:span text:style-name="T2">wretched</text:span><text:span text:style-name="T5"> vile woman cared/ nothing that her own daughter Berenice had been given/ in marriage to Aristobulus. <text:s/>The same hatred which/ she had shown to Marianne and which had unjustly/ consigned the latter to the death of a criminal, she/</text:span></text:p>
      <text:p text:style-name="P3"><text:span text:style-name="T5"/></text:p>
      <text:p text:style-name="P3"><text:span text:style-name="T5">[Page 2]</text:span></text:p>
      <text:p text:style-name="P3"><text:span text:style-name="T5">nurtured against her two sons. <text:s/>It was a/ fear that if </text:span><text:span text:style-name="T2">f</text:span><text:span text:style-name="T5"> either </text:span><text:span text:style-name="T2">got</text:span><text:span text:style-name="T5"> rose </text:span><text:span text:style-name="T2">in</text:span><text:span text:style-name="T5">to power, she would be/ made to suffer for her past offences, which stirred her up/ to plan conspiracies. <text:s/>She took into her secrets, her </text:span><text:soft-page-break/><text:span text:style-name="T5">wicked/ brother Pheroras, and both succeeded in persuading Herod/ that his two sons bore him grudge because of the execution/ of their mother. <text:s/>That the youths may not have/ forgotten the sad fate of their maternal parent and that/ of her unfortunate relatives, is scarcely to be wondered/ at, but that because of it they designed to kill their/ father was rank falsehood. <text:s/>Herod </text:span><text:span text:style-name="T2">believed</text:span><text:span text:style-name="T5"> credited it, for,/ "conscience does make cowards of us all" </text:span><text:span text:style-name="T2">of us"</text:span><text:span text:style-name="T5">, wrote the greatest/ of English poets. <text:s/>To spite his two sons of Maccabean/ blood, he </text:span><text:span text:style-name="T2">re</text:span><text:span text:style-name="T5">called to the royal courts, an older son whom/ he had by an Idumean wife before he married Marianne./ <text:s/>Antipater was his name, and like his name's sake--Herod's/ father--he was an adept in cunning and knavery./ <text:s/>Him Herod declared his successor to the throne, and sent to Rome </text:span><text:span text:style-name="T2">The two sons of Marianne could not</text:span><text:span text:style-name="T5"> to have him instructed/ in all branches of learning. <text:s/>The two sons of Marianne/ could not look upon such partiality with unconcern. <text:s/>They/ complained of it among supposed friends, and there by exag-/-gerations and untruths made Herod believe that his life was/</text:span></text:p>
      <text:p text:style-name="P3"><text:span text:style-name="T5"/></text:p>
      <text:p text:style-name="P3"><text:span text:style-name="T5">[Page 3]</text:span></text:p>
      <text:p text:style-name="P3"><text:span text:style-name="T5">in imminent danger. <text:s/>Upon that, he set off for/ Italy, and summoned Alexander and Aristobulus before Au-/-gustus Caesar. <text:s/>The Roman emperor discovered that the sons/ of Marianne had been indiscreet in their </text:span><text:span text:style-name="T2">talk</text:span><text:span text:style-name="T5"> speaking, but not guilty/ of attempting a parricide. <text:s/>A reconciliation took place, and/ the king of the Jews, who was always tossed on a sea of/ uncertainties, promised that at the death of Antipater, Alex-/-</text:span><text:span text:style-name="T2">s</text:span><text:span text:style-name="T5">ander and Aristobulus should share the kingdom between/ them--a resolution not at all calculated to promote/ peace. <text:s/>Herod finding his home a prey to bitter/ quarrels, tried to divert his mind by indulging in public/ amusements. <text:s/>Having built a city which he called Cesarea,/ with great magnificence, he introduced there Greek and/ Roman games--circuses for gladiators, theatres for Athletes/ and for dancers. <text:s/>He also married Jewish and foreign women/ to the number of eight, and it is told that being unable/ to meet the extravagant expenses caused </text:span><text:span text:style-name="T2">he</text:span><text:span text:style-name="T5"> by his mania/ for building, and for entertaining </text:span><text:span text:style-name="T2">his</text:span><text:span text:style-name="T5"> most sumptuously strangers/ visiting Judea and bestowing costly gifts on Romans, he/ </text:span><text:span text:style-name="T2">ransacked tried to</text:span><text:span text:style-name="T5"> impiously tried to open the grave of King David, which was reported to/ to[sic!] contain treasures of silver and gold, </text:span><text:span text:style-name="T2">and</text:span><text:span text:style-name="T5"> ransack it &amp; rob it./</text:span></text:p>
      <text:p text:style-name="P3"><text:span text:style-name="T5"/></text:p>
      <text:p text:style-name="P3"><text:span text:style-name="T5">[Page 4]</text:span></text:p>
      <text:p text:style-name="P3"><text:span text:style-name="T5">But </text:span><text:span text:style-name="T2">to Herod</text:span><text:span text:style-name="T5"> Herod's house was still a guilded grave. <text:s/>To him might be applied the sentence/ of Micah: "Trust not in a friend, rely not on a con-/-fidant, keep the doors of thy mouth from her that lies/ in thy bosom, for the son dishonors the father, the daughter/ rises against her mother, the daughter in law against her/ mother in law, a man's enemies are the men of his own/ house." <text:s/>Salome Pheroras, Antipater and other members/ of that iniquitous family never ceased to poison the mind of the/ king by letters if </text:span><text:span text:style-name="T2">not</text:span><text:span text:style-name="T5"> they could not reach him by words. <text:s/>And they succeeded in/ weaving a net into which the two sons of Marianne/ were inextricably caught. <text:s/>The unnatural Herod having/ extolled false confessions by means of tortures, convened a/ mock tribunal, and had Alexander and Aristobulus condemned/ to be strangled. <text:s/>Thus a last remnant of the illustrious/ Asmoneans was rooted out, and its destroyer was a parent/ who tore out of his breast every human instinct, to let ferocity/ lodge therein. <text:s/>Marianne's children may/ have lacked prudence; they may have spoken too candidly/ to their grievances, but was it an actual crime to complain/ that their ever suspecting father had raised above them/ the son of an Idumean woman? <text:s/>Was it a sin to be loved by/ a people who remembered their noble birth and extraction?/</text:span></text:p>
      <text:p text:style-name="P3"><text:span text:style-name="T5"/></text:p>
      <text:p text:style-name="P3"><text:span text:style-name="T5">[Page 5]</text:span></text:p>
      <text:p text:style-name="P3"><text:span text:style-name="T5"><text:tab/>Or should the beauty of their persons have been/ accounted an offence? <text:s/>Had they deceived their father, as/ the infamous Antipater deceived him? <text:s/>Alexander and Aris-/-tobulus died the victims of an irreconcilable hatred, but their/ blood and vengeance </text:span><text:span text:style-name="T2">from</text:span><text:span text:style-name="T5"> out of the ground which opened to receive/ their corpse. <text:s/>Wherever Herod turned he saw treason </text:span><text:span text:style-name="T2">and</text:span><text:span text:style-name="T5"> or/ sedition. <text:s/>He </text:span><text:span text:style-name="T2">detected</text:span><text:span text:style-name="T5"> discovered it in his people and in one of his </text:span><text:span text:style-name="T2">wif</text:span><text:span text:style-name="T5">/ wives, in his brother, in his sister, in his favorite son. <text:s/>For Antipater/ grew </text:span><text:soft-page-break/><text:span text:style-name="T5">impatient of waiting to mount up the throne for his father's natural death./ <text:s/></text:span><text:span text:style-name="T2">to mount the throne and</text:span><text:span text:style-name="T5"> By a combination of plots, which/ he thought could never be unravelled, he </text:span><text:span text:style-name="T2">prepared</text:span><text:span text:style-name="T5"> had a poison/ prepared to be mixed in Herod's food. <text:s/>The traitor imagined, perhaps,/ that he was beyond detection for being in Rome at the time, but/ the book of truth has taught that "there is no darkness nor shad-/-ow of death wherein the workers of iniquity can hide them-/-selves." <text:s/>Antipater was sent for, and to throw him off his/ guard, Herod pretended that his services were greatly needed at home./ <text:s/>On his arrival at Jerusalem, he </text:span><text:span text:style-name="T2">perce</text:span><text:span text:style-name="T5"> read his doom in the/ ominous silence which attended his entry. <text:s/>The vile </text:span><text:span text:style-name="T2">f</text:span><text:span text:style-name="T5"> hypocrite/ attempting to kiss his father was motioned back, and/ charged with having occasioned the condemnation of his brothers,/ and with stealthily endeavouring to become a parricide./</text:span></text:p>
      <text:p text:style-name="P3"><text:span text:style-name="T5"/></text:p>
      <text:p text:style-name="P3"><text:span text:style-name="T5">[Page 6]</text:span></text:p>
      <text:p text:style-name="P3"><text:span text:style-name="T5">Summoned before a tribunal, he made protestations of love/ and loyalty, called God as a witness, of his innocence, struck/ his breast and wept aloud, but the proofs of his contemplated/ crime were too strong and too numerous. <text:s/>Having deprived/ him of his right of succession to the kingdom, Herod had him/ enchained in a tower, awaiting for a letter of Augustus Caesar,/ sanctioning the execution of the rebellious son./</text:span></text:p>
      <text:p text:style-name="P3"><text:span text:style-name="T5">Meanwhile grief, vexation, debauch and old age told severely/ on the wretched king. <text:s/>He brew hopelessly ill, and as his scik-/-ness was of a nature insufferably virulent he would have committed/ suicide, if not prevented by a relative. <text:s/>Antipater ex-/-pecting to hear every moment of his father's death, entreated/ the prison's </text:span><text:span text:style-name="T2">guard</text:span><text:span text:style-name="T5"> keeper to set him to liberty, promising a large/ reward, but the man reported the proposition and the offer,/ and Herod ordered his son's instant decapitation. <text:s/>Nor was/ only the atrociously wicked Antipater that </text:span><text:span text:style-name="T2">lost</text:span><text:span text:style-name="T5"> forfeited his life towards/ the end of the king's career. <text:s/>A number of Pharisees, and among/ them two distinguished and revered Sages Judah &amp; Matthias who, profitting[sic!]/ of the desperate condition of Herod tore down the Roman/ Eagle which he had placed on the top of one of the Temple's/ gates, were burnt alive./</text:span></text:p>
      <text:p text:style-name="P3"><text:span text:style-name="T5"/></text:p>
      <text:p text:style-name="P3"><text:span text:style-name="T5">[Page 7]</text:span></text:p>
      <text:p text:style-name="P3"><text:span text:style-name="T5"><text:tab/>Knowing moreover that his demise would be a/ source of joy to the nation when he had tyrannized over and/ outraged, he ordered that the most noted among his/ subjects should be shut up in a circus, and he bid Salome/ </text:span><text:span text:style-name="T2">and</text:span><text:span text:style-name="T5"> his sister and her third husband Alexis, to have them/ slaughtered as soon as he expired. <text:s/>In that manner/ Jews would be compelled to mourn and lament, whereas they/ might otherwise have felt happy. <text:s/>After having made/ new dispositions about succession, dividing the country/ among three sons, Archela</text:span><text:span text:style-name="T6">ü</text:span><text:span text:style-name="T7">s and Herod Antipas of a/ Samaritan woman, and Phillip of another, he died in/ the seventieth year of his age, and the thirty seventh, since/ he had been chosen king of Judea by the grace of the Roman/ senate./</text:span></text:p>
      <text:p text:style-name="P3"><text:span text:style-name="T7">It </text:span><text:span text:style-name="T3">is</text:span><text:span text:style-name="T7"> has been my painful task to dwell somewhat on the character/ of a man deserving of the detestation of all good people, and/ specially of every Jew. <text:s/>A proper understanding of post-/-biblical events, demanded </text:span><text:span text:style-name="T3">at my hands to</text:span><text:span text:style-name="T7"> that I should follow that course./ <text:s/>Still I </text:span><text:span text:style-name="T3">make</text:span><text:span text:style-name="T7"> cannot dismiss the unpleasant subject, without/ </text:span><text:span text:style-name="T3">making</text:span><text:span text:style-name="T7"> adding a few observations. <text:s/>If we measure one's/ greatness by the number of battles successfully fought,/ of the splendid cities </text:span><text:span text:style-name="T3">he</text:span><text:span text:style-name="T7"> built, of the rich treasures </text:span><text:span text:style-name="T3">he</text:span><text:span text:style-name="T7"> ammassed[sic!]/</text:span></text:p>
      <text:p text:style-name="P3"><text:span text:style-name="T7"/></text:p>
      <text:p text:style-name="P3"><text:span text:style-name="T7">[Page 8]</text:span></text:p>
      <text:p text:style-name="P3"><text:span text:style-name="T7">of the treaties </text:span><text:span text:style-name="T3">he</text:span><text:span text:style-name="T7"> concluded with dreaded republics and empires,/ then Herod the Idumean can claim the title of "great" by/ which he is designated. <text:s/>For few potentates excelled him/ in military bravery; in the ability to plan the extension/ of territories and the erection of temples; in the art of/ of[sic!] filling his royal treasury with countless gold, and/ in the munificence of presents to his </text:span><text:span text:style-name="T3">allies</text:span><text:span text:style-name="T7"> friends and allies./ <text:s/>But if a king's greatness is gauged by </text:span><text:span text:style-name="T3">the</text:span><text:span text:style-name="T7"> his capacity </text:span><text:span text:style-name="T3">of</text:span><text:span text:style-name="T7"> to/ render</text:span><text:span text:style-name="T3">ing</text:span><text:span text:style-name="T7"> the country happy through the prevalence of peace,/ through internal improvements conducive to the comfort/ of the masses, through a limitation of taxes, making the laborer/ enjoy his earnings, and through the preservation of national/ </text:span><text:soft-page-break/><text:span text:style-name="T7">laws and customs, then Herod is little and meanly low indeed./ <text:s/>For he began his career by waging war against all who/ opposed his arbitrary schemes, he proceeded by defying the authority of the/ Sanhedrin, by scandalising our fathers with his learning to/ heathen habits and practices, by extorting money to gratify his/ mania for enlarging his dominions, and because he knew/ that his descent from a people, always inimical to the/ Jews, and his having supplanted the offspring of a family/ whom the Jews fondly loved and venerated, rendered him an object/</text:span></text:p>
      <text:p text:style-name="P3"><text:span text:style-name="T7"/></text:p>
      <text:p text:style-name="P3"><text:span text:style-name="T7">[Page 9]</text:span></text:p>
      <text:p text:style-name="P3"><text:span text:style-name="T7">of abhorrence, he killed one by one the members of/ that illustrious household. <text:s/>He turned his home into a/ chamber of horrors, his metropolis into a vast dungeon, and/ too wicked or too weak to shake off a hateful yoke,/ he tied Judaism to the conquering chariot of pagan/ Rome. <text:s/>Herod was not altogether destitute/ of generous impulses--for the worst of beings have been/ supplied by nature with kindly sentiments--but an am-/-bition which knew no bounds stifled all other feelings, and con-/-verted him into a monster. <text:s/>I cannot conclude/ my narrative of the life of that detestable ruler of our people/ more fittingly than with the words of a distinguished French writer/ of our own faith." <text:s/>"The epithet of </text:span><text:span text:style-name="T8">great</text:span><text:span text:style-name="T9"> which history/ has given him, is a bitter sarcasm. <text:s/>His greatness consisted/ in being a magnificent slave dragging golden </text:span><text:span text:style-name="T4">cha</text:span><text:span text:style-name="T9"> fetters,/ and that greatness culminated in delivering his people to despair/ for which issue he himself </text:span><text:span text:style-name="T4">dug</text:span><text:span text:style-name="T9"> opened an abyss that swallowed/ it up completely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09:31:05.09</meta:creation-date>
    <meta:document-statistic meta:table-count="0" meta:image-count="0" meta:object-count="0" meta:page-count="5" meta:paragraph-count="83" meta:word-count="2085" meta:character-count="12737"/>
    <dc:date>2012-12-13T10:54:23.34</dc:date>
    <meta:editing-duration>PT12M46S</meta:editing-duration>
    <meta:editing-cycles>1</meta:editing-cycles>
    <meta:generator>OpenOffice.org/3.4.1$Win32 OpenOffice.org_project/341m1$Build-9593</meta:generator>
  </office:meta>
</office:document-meta>
</file>